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9f7f5" officeooo:paragraph-rsid="0019f7f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7b6e" officeooo:paragraph-rsid="001d7b6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firstname} {d.lastname} !</text:p>
      <text:p text:style-name="P2">{d.imag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8-18T21:47:00.856000000</dc:date>
    <meta:editing-duration>PT9M34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5" meta:character-count="43" meta:non-whitespace-character-count="40"/>
  </office:meta>
</office:document-meta>
</file>